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f4da" officeooo:paragraph-rsid="0016f4da"/>
    </style:style>
    <style:style style:name="P2" style:family="paragraph" style:parent-style-name="Standard">
      <style:text-properties officeooo:rsid="0017744f" officeooo:paragraph-rsid="0016f4da"/>
    </style:style>
    <style:style style:name="P3" style:family="paragraph" style:parent-style-name="Standard">
      <style:text-properties officeooo:paragraph-rsid="0016f4da"/>
    </style:style>
    <style:style style:name="P4" style:family="paragraph" style:parent-style-name="Default">
      <style:text-properties fo:color="#00000a" style:font-name="Liberation Serif" fo:font-size="12pt" fo:font-style="normal" fo:font-weight="normal" officeooo:paragraph-rsid="001b240e" style:font-size-asian="12pt" style:font-style-asian="normal" style:font-weight-asian="normal"/>
    </style:style>
    <style:style style:name="P5" style:family="paragraph" style:parent-style-name="Default" style:list-style-name="L2">
      <style:text-properties fo:color="#00000a" style:font-name="Liberation Serif" fo:font-size="12pt" fo:font-style="normal" fo:font-weight="normal" officeooo:rsid="0018ba39" officeooo:paragraph-rsid="004eeb85" style:font-size-asian="12pt" style:font-style-asian="normal" style:font-weight-asian="normal"/>
    </style:style>
    <style:style style:name="P6" style:family="paragraph" style:parent-style-name="Default">
      <style:text-properties fo:color="#00000a" style:font-name="Liberation Serif" fo:font-size="12pt" fo:font-style="normal" fo:font-weight="normal" officeooo:paragraph-rsid="001b240e" style:font-size-asian="12pt" style:font-style-asian="normal" style:font-weight-asian="normal"/>
    </style:style>
    <style:style style:name="P7" style:family="paragraph" style:parent-style-name="Default">
      <style:text-properties fo:color="#00000a" style:font-name="Liberation Serif" fo:font-size="12pt" fo:font-style="normal" fo:font-weight="normal" officeooo:rsid="00475864" officeooo:paragraph-rsid="001b240e" style:font-size-asian="12pt" style:font-style-asian="normal" style:font-weight-asian="normal"/>
    </style:style>
    <style:style style:name="P8" style:family="paragraph" style:parent-style-name="Default">
      <style:text-properties fo:color="#00000a" style:font-name="Liberation Serif" fo:font-size="12pt" fo:font-style="normal" fo:font-weight="normal" officeooo:rsid="00475864" officeooo:paragraph-rsid="00475864" style:font-size-asian="12pt" style:font-style-asian="normal" style:font-weight-asian="normal"/>
    </style:style>
    <style:style style:name="P9" style:family="paragraph" style:parent-style-name="Default">
      <style:text-properties fo:color="#00000a" style:font-name="Liberation Serif" fo:font-size="12pt" fo:font-style="normal" fo:font-weight="normal" officeooo:paragraph-rsid="00475864" style:font-size-asian="12pt" style:font-style-asian="normal" style:font-weight-asian="normal"/>
    </style:style>
    <style:style style:name="P10" style:family="paragraph" style:parent-style-name="Default">
      <style:text-properties fo:color="#00000a" style:font-name="Liberation Serif" fo:font-size="12pt" fo:font-style="normal" fo:font-weight="normal" officeooo:rsid="00503b89" officeooo:paragraph-rsid="00503b89" style:font-size-asian="12pt" style:font-style-asian="normal" style:font-weight-asian="normal"/>
    </style:style>
    <style:style style:name="P11" style:family="paragraph" style:parent-style-name="Default">
      <style:text-properties fo:color="#00000a" style:font-name="Liberation Serif" fo:font-size="12pt" fo:font-style="normal" fo:font-weight="normal" officeooo:rsid="00503b89" officeooo:paragraph-rsid="00506ab4" style:font-size-asian="12pt" style:font-style-asian="normal" style:font-weight-asian="normal"/>
    </style:style>
    <style:style style:name="P12" style:family="paragraph" style:parent-style-name="Default">
      <style:text-properties fo:color="#00000a" style:font-name="Liberation Serif" fo:font-size="12pt" fo:font-style="normal" fo:font-weight="normal" officeooo:rsid="003cfe47" officeooo:paragraph-rsid="003cfe47" style:font-size-asian="12pt" style:font-style-asian="normal" style:font-weight-asian="normal"/>
    </style:style>
    <style:style style:name="P13" style:family="paragraph" style:parent-style-name="Default">
      <style:text-properties fo:color="#00000a" style:font-name="Liberation Serif" fo:font-size="12pt" fo:font-style="normal" fo:font-weight="normal" officeooo:rsid="003cfe47" officeooo:paragraph-rsid="00503b89" style:font-size-asian="12pt" style:font-style-asian="normal" style:font-weight-asian="normal"/>
    </style:style>
    <style:style style:name="P14" style:family="paragraph" style:parent-style-name="Default">
      <style:text-properties fo:color="#00000a" style:font-name="Liberation Serif" fo:font-size="12pt" fo:font-style="normal" fo:font-weight="normal" officeooo:paragraph-rsid="00506ab4" style:font-size-asian="12pt" style:font-style-asian="normal" style:font-weight-asian="normal"/>
    </style:style>
    <style:style style:name="P15" style:family="paragraph" style:parent-style-name="Default">
      <style:text-properties fo:color="#00000a" style:font-name="Liberation Serif" fo:font-size="12pt" fo:font-style="normal" fo:font-weight="normal" officeooo:rsid="00506ab4" officeooo:paragraph-rsid="00506ab4" style:font-size-asian="12pt" style:font-style-asian="normal" style:font-weight-asian="normal"/>
    </style:style>
    <style:style style:name="P16" style:family="paragraph" style:parent-style-name="Default">
      <style:text-properties fo:color="#00000a" style:font-name="Liberation Serif" fo:font-size="12pt" fo:font-style="normal" fo:font-weight="normal" officeooo:rsid="00506ab4" officeooo:paragraph-rsid="0057070a" style:font-size-asian="12pt" style:font-style-asian="normal" style:font-weight-asian="normal"/>
    </style:style>
    <style:style style:name="P17" style:family="paragraph" style:parent-style-name="Default">
      <style:text-properties fo:color="#00000a" style:font-name="Liberation Serif" fo:font-size="12pt" fo:font-style="normal" fo:font-weight="normal" officeooo:rsid="0055397d" officeooo:paragraph-rsid="0055397d" style:font-size-asian="12pt" style:font-style-asian="normal" style:font-weight-asian="normal"/>
    </style:style>
    <style:style style:name="P18" style:family="paragraph" style:parent-style-name="Default">
      <style:text-properties fo:color="#00000a" style:font-name="Liberation Serif" fo:font-size="12pt" fo:font-style="normal" fo:font-weight="normal" officeooo:paragraph-rsid="0055397d" style:font-size-asian="12pt" style:font-style-asian="normal" style:font-weight-asian="normal"/>
    </style:style>
    <style:style style:name="P19" style:family="paragraph" style:parent-style-name="Default">
      <style:text-properties fo:color="#00000a" style:font-name="Liberation Serif" fo:font-size="12pt" fo:font-style="normal" fo:font-weight="normal" officeooo:paragraph-rsid="0057070a" style:font-size-asian="12pt" style:font-style-asian="normal" style:font-weight-asian="normal"/>
    </style:style>
    <style:style style:name="P20" style:family="paragraph" style:parent-style-name="Default">
      <style:text-properties fo:color="#00000a" style:font-name="Liberation Serif" fo:font-size="14pt" fo:font-style="normal" fo:font-weight="bold" officeooo:rsid="003cfe47" officeooo:paragraph-rsid="003cfe47" style:font-size-asian="14pt" style:font-style-asian="normal" style:font-weight-asian="bold" style:font-size-complex="14pt" style:font-weight-complex="bold"/>
    </style:style>
    <style:style style:name="P21" style:family="paragraph" style:parent-style-name="Default" style:list-style-name="L2">
      <style:text-properties style:font-name="Liberation Serif" officeooo:paragraph-rsid="001b240e"/>
    </style:style>
    <style:style style:name="P22" style:family="paragraph" style:parent-style-name="Default" style:list-style-name="L2">
      <style:text-properties style:font-name="Liberation Serif" officeooo:paragraph-rsid="004eeb85"/>
    </style:style>
    <style:style style:name="P23" style:family="paragraph" style:parent-style-name="Default">
      <style:text-properties style:font-name="Liberation Serif" officeooo:paragraph-rsid="001b240e"/>
    </style:style>
    <style:style style:name="P24" style:family="paragraph" style:parent-style-name="Default">
      <style:text-properties style:font-name="Liberation Serif" officeooo:paragraph-rsid="00503b89"/>
    </style:style>
    <style:style style:name="P25" style:family="paragraph" style:parent-style-name="Default" style:list-style-name="L2">
      <style:text-properties style:font-name="Liberation Serif" officeooo:rsid="00506ab4" officeooo:paragraph-rsid="00506ab4"/>
    </style:style>
    <style:style style:name="P26" style:family="paragraph" style:parent-style-name="Default">
      <style:text-properties officeooo:paragraph-rsid="001b240e"/>
    </style:style>
    <style:style style:name="P27" style:family="paragraph" style:parent-style-name="Default">
      <style:text-properties officeooo:paragraph-rsid="00475864"/>
    </style:style>
    <style:style style:name="P28" style:family="paragraph" style:parent-style-name="Header">
      <style:text-properties officeooo:rsid="005d4195" officeooo:paragraph-rsid="005d4195"/>
    </style:style>
    <style:style style:name="P29" style:family="paragraph" style:parent-style-name="Standard" style:list-style-name="L1">
      <style:text-properties officeooo:paragraph-rsid="0017744f"/>
    </style:style>
    <style:style style:name="P30" style:family="paragraph" style:parent-style-name="Standard" style:list-style-name="L1">
      <style:text-properties officeooo:paragraph-rsid="0018ba39"/>
    </style:style>
    <style:style style:name="P31" style:family="paragraph" style:parent-style-name="Standard" style:list-style-name="L1">
      <style:text-properties officeooo:paragraph-rsid="001e93af"/>
    </style:style>
    <style:style style:name="P32" style:family="paragraph" style:parent-style-name="Standard" style:list-style-name="L1">
      <style:text-properties officeooo:rsid="0017744f" officeooo:paragraph-rsid="0017744f"/>
    </style:style>
    <style:style style:name="P33" style:family="paragraph" style:parent-style-name="Standard" style:list-style-name="L1">
      <style:text-properties officeooo:rsid="00181889" officeooo:paragraph-rsid="00181889"/>
    </style:style>
    <style:style style:name="P34" style:family="paragraph" style:parent-style-name="Standard" style:list-style-name="L1">
      <style:text-properties officeooo:rsid="001c05d3" officeooo:paragraph-rsid="001c05d3"/>
    </style:style>
    <style:style style:name="P35" style:family="paragraph" style:parent-style-name="Standard" style:list-style-name="L2">
      <style:text-properties officeooo:rsid="001c05d3" officeooo:paragraph-rsid="001c05d3"/>
    </style:style>
    <style:style style:name="P36" style:family="paragraph" style:parent-style-name="Standard" style:list-style-name="L1">
      <style:text-properties officeooo:rsid="001e93af" officeooo:paragraph-rsid="001e93af"/>
    </style:style>
    <style:style style:name="P37" style:family="paragraph" style:parent-style-name="Standard" style:list-style-name="L1">
      <style:text-properties officeooo:rsid="001e93af" officeooo:paragraph-rsid="004911cc"/>
    </style:style>
    <style:style style:name="P38" style:family="paragraph" style:parent-style-name="Standard" style:list-style-name="L1">
      <style:text-properties officeooo:rsid="0018ba39" officeooo:paragraph-rsid="0018ba39"/>
    </style:style>
    <style:style style:name="P39" style:family="paragraph" style:parent-style-name="Standard" style:list-style-name="L2">
      <style:text-properties officeooo:rsid="0018ba39" officeooo:paragraph-rsid="0018ba39"/>
    </style:style>
    <style:style style:name="P40" style:family="paragraph" style:parent-style-name="Standard" style:list-style-name="L2">
      <style:text-properties officeooo:rsid="003f6bd4" officeooo:paragraph-rsid="003f6bd4"/>
    </style:style>
    <style:style style:name="P41" style:family="paragraph" style:parent-style-name="Standard">
      <style:text-properties officeooo:paragraph-rsid="0016f4da"/>
    </style:style>
    <style:style style:name="P42" style:family="paragraph" style:parent-style-name="Standard">
      <style:text-properties fo:font-size="14pt" style:text-underline-style="none" fo:font-weight="bold" officeooo:rsid="0016f4da" officeooo:paragraph-rsid="0016f4da" style:font-size-asian="14pt" style:font-weight-asian="bold" style:font-size-complex="14pt" style:font-weight-complex="bold"/>
    </style:style>
    <style:style style:name="P43" style:family="paragraph" style:parent-style-name="Standard">
      <style:text-properties style:text-underline-style="solid" style:text-underline-width="auto" style:text-underline-color="font-color" fo:font-weight="normal" officeooo:rsid="0016f4da" officeooo:paragraph-rsid="0016f4da" style:font-weight-asian="normal" style:font-weight-complex="normal"/>
    </style:style>
    <style:style style:name="P44" style:family="paragraph" style:parent-style-name="Standard" style:list-style-name="L2">
      <style:text-properties officeooo:rsid="0059b75a" officeooo:paragraph-rsid="0059b75a"/>
    </style:style>
    <style:style style:name="T1" style:family="text">
      <style:text-properties officeooo:rsid="0016f4da"/>
    </style:style>
    <style:style style:name="T2" style:family="text">
      <style:text-properties officeooo:rsid="0017744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744f" style:font-weight-asian="bold" style:font-weight-complex="bold"/>
    </style:style>
    <style:style style:name="T5" style:family="text">
      <style:text-properties fo:font-weight="bold" officeooo:rsid="004911cc" style:font-weight-asian="bold" style:font-weight-complex="bold"/>
    </style:style>
    <style:style style:name="T6" style:family="text">
      <style:text-properties fo:font-weight="bold" officeooo:rsid="001e93af" style:font-weight-asian="bold" style:font-weight-complex="bold"/>
    </style:style>
    <style:style style:name="T7" style:family="text">
      <style:text-properties fo:font-weight="bold" officeooo:rsid="004a23f8" style:font-weight-asian="bold" style:font-weight-complex="bold"/>
    </style:style>
    <style:style style:name="T8" style:family="text">
      <style:text-properties fo:font-weight="bold" officeooo:rsid="004c2432" style:font-weight-asian="bold" style:font-weight-complex="bold"/>
    </style:style>
    <style:style style:name="T9" style:family="text">
      <style:text-properties officeooo:rsid="00181889"/>
    </style:style>
    <style:style style:name="T10" style:family="text">
      <style:text-properties officeooo:rsid="0018ba39"/>
    </style:style>
    <style:style style:name="T11" style:family="text">
      <style:text-properties officeooo:rsid="001a742d"/>
    </style:style>
    <style:style style:name="T12" style:family="text">
      <style:text-properties fo:color="#00000a" fo:font-size="12pt" fo:font-style="normal" fo:font-weight="normal" style:font-size-asian="12pt" style:font-style-asian="normal" style:font-weight-asian="normal"/>
    </style:style>
    <style:style style:name="T13" style:family="text">
      <style:text-properties fo:color="#00000a" fo:font-size="12pt" fo:font-style="normal" fo:font-weight="normal" officeooo:rsid="0018ba39" style:font-size-asian="12pt" style:font-style-asian="normal" style:font-weight-asian="normal"/>
    </style:style>
    <style:style style:name="T14" style:family="text">
      <style:text-properties fo:color="#00000a" fo:font-size="12pt" fo:font-style="normal" fo:font-weight="normal" officeooo:rsid="001b240e" style:font-size-asian="12pt" style:font-style-asian="normal" style:font-weight-asian="normal"/>
    </style:style>
    <style:style style:name="T15" style:family="text">
      <style:text-properties fo:color="#00000a" fo:font-size="12pt" fo:font-style="normal" fo:font-weight="normal" officeooo:rsid="004f0341" style:font-size-asian="12pt" style:font-style-asian="normal" style:font-weight-asian="normal" style:font-weight-complex="normal"/>
    </style:style>
    <style:style style:name="T16" style:family="text">
      <style:text-properties fo:color="#00000a" fo:font-size="12pt" fo:font-style="normal" fo:font-weight="normal" officeooo:rsid="00503b89" style:font-size-asian="12pt" style:font-style-asian="normal" style:font-weight-asian="normal"/>
    </style:style>
    <style:style style:name="T17" style:family="text">
      <style:text-properties fo:color="#00000a" fo:font-size="12pt" fo:font-style="normal" fo:font-weight="normal" officeooo:rsid="003cfe47" style:font-size-asian="12pt" style:font-style-asian="normal" style:font-weight-asian="normal"/>
    </style:style>
    <style:style style:name="T18" style:family="text">
      <style:text-properties fo:color="#00000a" fo:font-size="12pt" fo:font-style="normal" fo:font-weight="normal" officeooo:rsid="0051c6c0" style:font-size-asian="12pt" style:font-style-asian="normal" style:font-weight-asian="normal"/>
    </style:style>
    <style:style style:name="T19" style:family="text">
      <style:text-properties fo:color="#00000a" fo:font-size="12pt" fo:font-style="normal" fo:font-weight="normal" officeooo:rsid="001b240e" style:font-name-asian="Tahoma" style:font-size-asian="12pt" style:font-style-asian="normal" style:font-weight-asian="normal" style:font-name-complex="Liberation Serif1" style:font-size-complex="12pt"/>
    </style:style>
    <style:style style:name="T20" style:family="text">
      <style:text-properties fo:color="#00000a" fo:font-size="12pt" fo:font-style="normal" fo:font-weight="bold" officeooo:rsid="004911cc" style:font-size-asian="12pt" style:font-style-asian="normal" style:font-weight-asian="bold" style:font-weight-complex="bold"/>
    </style:style>
    <style:style style:name="T21" style:family="text">
      <style:text-properties fo:color="#00000a" fo:font-size="12pt" fo:font-style="normal" fo:font-weight="bold" officeooo:rsid="001e93af" style:font-size-asian="12pt" style:font-style-asian="normal" style:font-weight-asian="bold" style:font-weight-complex="bold"/>
    </style:style>
    <style:style style:name="T22" style:family="text">
      <style:text-properties fo:color="#00000a" fo:font-size="12pt" fo:font-style="normal" fo:font-weight="bold" officeooo:rsid="004f0341" style:font-size-asian="12pt" style:font-style-asian="normal" style:font-weight-asian="bold" style:font-weight-complex="bold"/>
    </style:style>
    <style:style style:name="T23" style:family="text">
      <style:text-properties fo:color="#00000a" style:font-name="Liberation Serif" fo:font-size="12pt" fo:font-style="normal" fo:font-weight="normal" officeooo:rsid="00475864" style:font-size-asian="12pt" style:font-style-asian="normal" style:font-weight-asian="normal"/>
    </style:style>
    <style:style style:name="T24" style:family="text">
      <style:text-properties fo:color="#00000a" style:font-name="Liberation Serif" fo:font-size="12pt" fo:font-style="normal" fo:font-weight="normal" officeooo:rsid="00503b89" style:font-size-asian="12pt" style:font-style-asian="normal" style:font-weight-asian="normal"/>
    </style:style>
    <style:style style:name="T25" style:family="text">
      <style:text-properties fo:color="#00000a" style:font-name="Liberation Serif" fo:font-size="12pt" fo:font-style="normal" fo:font-weight="normal" officeooo:rsid="00503b89" style:font-name-asian="Tahoma" style:font-size-asian="12pt" style:font-style-asian="normal" style:font-weight-asian="normal" style:font-name-complex="Liberation Serif1" style:font-size-complex="12pt"/>
    </style:style>
    <style:style style:name="T26" style:family="text">
      <style:text-properties officeooo:rsid="003e0d0e"/>
    </style:style>
    <style:style style:name="T27" style:family="text">
      <style:text-properties officeooo:rsid="004077a1"/>
    </style:style>
    <style:style style:name="T28" style:family="text">
      <style:text-properties officeooo:rsid="00475864"/>
    </style:style>
    <style:style style:name="T29" style:family="text">
      <style:text-properties officeooo:rsid="004911cc"/>
    </style:style>
    <style:style style:name="T30" style:family="text">
      <style:text-properties officeooo:rsid="001e93af"/>
    </style:style>
    <style:style style:name="T31" style:family="text">
      <style:text-properties officeooo:rsid="004a23f8"/>
    </style:style>
    <style:style style:name="T32" style:family="text">
      <style:text-properties fo:font-weight="normal" officeooo:rsid="004a23f8" style:font-weight-asian="normal" style:font-weight-complex="normal"/>
    </style:style>
    <style:style style:name="T33" style:family="text">
      <style:text-properties officeooo:rsid="004c2432"/>
    </style:style>
    <style:style style:name="T34" style:family="text">
      <style:text-properties officeooo:rsid="004d2b82"/>
    </style:style>
    <style:style style:name="T35" style:family="text">
      <style:text-properties officeooo:rsid="003cfe47"/>
    </style:style>
    <style:style style:name="T36" style:family="text">
      <style:text-properties officeooo:rsid="0055397d"/>
    </style:style>
    <style:style style:name="T37" style:family="text">
      <style:text-properties officeooo:rsid="005914c1"/>
    </style:style>
    <style:style style:name="T38" style:family="text">
      <style:text-properties officeooo:rsid="005f23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2">Movie Catalog <text:span text:style-name="T38">Requirements</text:span></text:p>
      <text:p text:style-name="Standard"/>
      <text:p text:style-name="P3"><text:span text:style-name="T1">The software must maintain and searchable movie catalog. </text:span><text:span text:style-name="T2">The software must allow </text:span><text:span text:style-name="T10">create</text:span><text:span text:style-name="T2">/update/delete </text:span><text:span text:style-name="T37">operations on </text:span><text:span text:style-name="T2">Movies, </text:span><text:span text:style-name="T9">Movie Directors and Movie Ratings.</text:span></text:p>
      <text:p text:style-name="Standard"/>
      <text:p text:style-name="P43">Functional Requirements</text:p>
      <text:p text:style-name="P2"/>
      <text:list xml:id="list2370284351" text:style-name="L1">
        <text:list-item>
          <text:p text:style-name="P32"><text:span text:style-name="T7">Must </text:span><text:span text:style-name="T32">d</text:span>isplay <text:span text:style-name="T9">the full list of Movies</text:span></text:p>
        </text:list-item>
        <text:list-item>
          <text:p text:style-name="P33"><text:span text:style-name="T7">Must</text:span><text:span text:style-name="T31"> d</text:span>isplay the full list of Movie Directors</text:p>
        </text:list-item>
        <text:list-item>
          <text:p text:style-name="P33"><text:span text:style-name="T7">Must</text:span><text:span text:style-name="T31"> d</text:span>isplay the full list of Movie Ratings</text:p>
        </text:list-item>
        <text:list-item>
          <text:p text:style-name="P34">Display Movies with their Movie Director and Movie Rating</text:p>
        </text:list-item>
        <text:list-item>
          <text:p text:style-name="P29"><text:span text:style-name="T8">Must</text:span><text:span text:style-name="T33"> a</text:span><text:span text:style-name="T2">llow </text:span><text:span text:style-name="T10">Movies, Movie Directors and Movie Ratings</text:span><text:span text:style-name="T2"> to be </text:span><text:span text:style-name="T4">inserted</text:span><text:span text:style-name="T2"> to the catalog</text:span></text:p>
        </text:list-item>
        <text:list-item>
          <text:p text:style-name="P32"><text:span text:style-name="T8">Must</text:span><text:span text:style-name="T33"> allow </text:span><text:span text:style-name="T10">any </text:span>existing entries to be <text:span text:style-name="T3">updated</text:span> from the catalog</text:p>
        </text:list-item>
        <text:list-item>
          <text:p text:style-name="P32"><text:span text:style-name="T8">Must</text:span><text:span text:style-name="T33"> allow </text:span><text:span text:style-name="T10">any </text:span>existing entries to be <text:span text:style-name="T3">deleted</text:span> from the catalog</text:p>
        </text:list-item>
        <text:list-item>
          <text:p text:style-name="P31"><text:span text:style-name="T5">M</text:span><text:span text:style-name="T6">ust</text:span><text:span text:style-name="T30"> be able to create/update a Movie with multiple Movie Directors</text:span></text:p>
        </text:list-item>
        <text:list-item>
          <text:p text:style-name="P36"><text:span text:style-name="T5">M</text:span><text:span text:style-name="T3">ust</text:span> be able to create/update a Movie with a Movie Rating</text:p>
        </text:list-item>
        <text:list-item>
          <text:p text:style-name="P37"><text:span text:style-name="T33">B</text:span><text:span text:style-name="T29">e able to c</text:span><text:span text:style-name="T10">reate </text:span><text:span text:style-name="T29">new </text:span><text:span text:style-name="T10">Movie Director and Movie Rating entries </text:span><text:span text:style-name="T29">with</text:span><text:span text:style-name="T10"> creation of a Movie entry</text:span></text:p>
        </text:list-item>
        <text:list-item>
          <text:p text:style-name="P38"><text:span text:style-name="T5">Must</text:span><text:span text:style-name="T29"> be able to</text:span> search for Movies by Movie Director name</text:p>
        </text:list-item>
        <text:list-item>
          <text:p text:style-name="P30"><text:span text:style-name="T5">Must</text:span><text:span text:style-name="T29"> be able to </text:span><text:span text:style-name="T10">search for Movies by </text:span><text:span text:style-name="T11">Movie </text:span><text:span text:style-name="T10">Rating </text:span><text:span text:style-name="T26">symbol</text:span><text:span text:style-name="T10">, returning Movies with ratings greater-than-or-equal </text:span><text:span text:style-name="T11">to</text:span><text:span text:style-name="T10"> provided Movie Rating</text:span></text:p>
        </text:list-item>
      </text:list>
      <text:p text:style-name="P1"/>
      <text:p text:style-name="P43">Non-Fun<text:span text:style-name="T36">c</text:span>tional/Technical Requirements</text:p>
      <text:p text:style-name="P3"/>
      <text:list xml:id="list662166575" text:style-name="L2">
        <text:list-item>
          <text:p text:style-name="P44">Movies need some join with Movie Directors and Movie Ratings</text:p>
        </text:list-item>
        <text:list-item>
          <text:p text:style-name="P40">Movie Rating<text:span text:style-name="T27">s</text:span> need some <text:span text:style-name="T34">numerical</text:span> basis for ordering</text:p>
        </text:list-item>
        <text:list-item>
          <text:p text:style-name="P39">Use Data Types Standards from the UK Government GDS Catalogue</text:p>
        </text:list-item>
        <text:list-item>
          <text:p text:style-name="P35">All communication with the program <text:span text:style-name="T3">must</text:span> be via REST</text:p>
        </text:list-item>
        <text:list-item>
          <text:p text:style-name="P5"><text:span text:style-name="T5">M</text:span><text:span text:style-name="T6">ust</text:span> use Spring Framework to create a wholly self contained artifact, built by Maven. <text:s/></text:p>
        </text:list-item>
        <text:list-item>
          <text:p text:style-name="P5"><text:span text:style-name="T5">M</text:span><text:span text:style-name="T6">ust</text:span> compile in Java 8. </text:p>
        </text:list-item>
        <text:list-item>
          <text:p text:style-name="P22"><text:span text:style-name="T20">M</text:span><text:span text:style-name="T21">ust</text:span><text:span text:style-name="T13"> be within a git repository (remote not necessary</text:span><text:span text:style-name="T12">). </text:span></text:p>
        </text:list-item>
        <text:list-item>
          <text:p text:style-name="P22"><text:span text:style-name="T20">M</text:span><text:span text:style-name="T21">ust</text:span><text:span text:style-name="T13"> persist data across application restarts (may persist outside the runnable artifact) using </text:span><text:span text:style-name="T12">an RDBMS with appropriate model relationships.</text:span></text:p>
        </text:list-item>
        <text:list-item>
          <text:p text:style-name="P5"><text:span text:style-name="T5">M</text:span><text:span text:style-name="T6">ust</text:span> allow data manipulation via REST. </text:p>
        </text:list-item>
        <text:list-item>
          <text:p text:style-name="P22"><text:span text:style-name="T20">M</text:span><text:span text:style-name="T21">ust</text:span><text:span text:style-name="T13"> contain an appropriate level of Unit Test coverage</text:span><text:span text:style-name="T12">. <text:s/></text:span></text:p>
        </text:list-item>
        <text:list-item>
          <text:p text:style-name="P22"><text:span text:style-name="T20">M</text:span><text:span text:style-name="T21">ust</text:span><text:span text:style-name="T13"> provide documentation to describe application functionality (JavaDoc, UML diagrams </text:span><text:span text:style-name="T12">and/or text based documentation is acceptable). <text:s/></text:span></text:p>
        </text:list-item>
        <text:list-item>
          <text:p text:style-name="P21"><text:span text:style-name="T14">Software </text:span><text:span text:style-name="T22">must </text:span><text:span text:style-name="T15">be </text:span><text:span text:style-name="T14">made available to users </text:span><text:span text:style-name="T13">either </text:span><text:span text:style-name="T14">in a </text:span><text:span text:style-name="T13">zip file </text:span><text:span text:style-name="T14">attached to email,</text:span><text:span text:style-name="T13"> or publicly </text:span><text:span text:style-name="T14">hosted </text:span><text:span text:style-name="T12">(GitHub etc.) </text:span><text:span text:style-name="T19">with a</text:span><text:span text:style-name="T12"> provide</text:span><text:span text:style-name="T14">d </text:span><text:span text:style-name="T12">link. </text:span></text:p>
        </text:list-item>
        <text:list-item>
          <text:p text:style-name="P25"><text:span text:style-name="T12">Software to be completed with</text:span><text:span text:style-name="T18">in</text:span><text:span text:style-name="T12"> a week.</text:span></text:p>
        </text:list-item>
      </text:list>
      <text:p text:style-name="P4"/>
      <text:p text:style-name="P4"/>
      <text:p text:style-name="P20">Useful Resources</text:p>
      <text:p text:style-name="P12"/>
      <text:p text:style-name="P17">Spring Boot:</text:p>
      <text:p text:style-name="P13"><text:a xlink:type="simple" xlink:href="https://spring.io/guides/gs/spring-boot/" text:style-name="Internet_20_link" text:visited-style-name="Visited_20_Internet_20_Link">https://spring.io/guides/gs/spring-boot/</text:a></text:p>
      <text:p text:style-name="P24"><text:a xlink:type="simple" xlink:href="https://docs.spring.io/spring-data/jpa/docs/current/reference/html/#reference" text:style-name="Internet_20_link" text:visited-style-name="Visited_20_Internet_20_Link"><text:span text:style-name="T17">https://docs.spring.io/spring-data/jpa/docs/current/reference/html/#reference</text:span></text:a></text:p>
      <text:p text:style-name="P23"><text:a xlink:type="simple" xlink:href="https://www.baeldung.com/spring-jpa-like-queries" text:style-name="Internet_20_link" text:visited-style-name="Visited_20_Internet_20_Link"><text:span text:style-name="T12">https://www.baeldung.com/spring-jpa-like-queries</text:span></text:a></text:p>
      <text:p text:style-name="P24"><text:a xlink:type="simple" xlink:href="https://www.baeldung.com/spring-data-jpa-query" text:style-name="Internet_20_link" text:visited-style-name="Visited_20_Internet_20_Link"><text:span text:style-name="T17">https://www.baeldung.com/spring-data-jpa-query</text:span></text:a></text:p>
      <text:p text:style-name="P4"><text:soft-page-break/><text:a xlink:type="simple" xlink:href="https://www.baeldung.com/spring-data-jpa-projections" text:style-name="Internet_20_link" text:visited-style-name="Visited_20_Internet_20_Link"><text:span text:style-name="T35">https://www.baeldung.com/spring-data-jpa-projections</text:span></text:a></text:p>
      <text:p text:style-name="P24"><text:a xlink:type="simple" xlink:href="https://thorben-janssen.com/spring-data-jpa-query-projections/" text:style-name="Internet_20_link" text:visited-style-name="Visited_20_Internet_20_Link"><text:span text:style-name="T17">https://thorben-janssen.com/spring-data-jpa-query-projections/</text:span></text:a></text:p>
      <text:p text:style-name="P19"><text:a xlink:type="simple" xlink:href="https://www.thetopsites.net/article/52726827.shtml" text:style-name="Internet_20_link" text:visited-style-name="Visited_20_Internet_20_Link">https://www.thetopsites.net/article/52726827.shtml</text:a></text:p>
      <text:p text:style-name="P19"/>
      <text:p text:style-name="P19"><text:span text:style-name="T36">Validation:</text:span></text:p>
      <text:p text:style-name="P4"><text:a xlink:type="simple" xlink:href="https://www.baeldung.com/spring-boot-bean-validation" text:style-name="Internet_20_link" text:visited-style-name="Visited_20_Internet_20_Link"><text:span text:style-name="T35">https://www.baeldung.com/spring-boot-bean-validation</text:span></text:a></text:p>
      <text:p text:style-name="P18"/>
      <text:p text:style-name="P18"><text:span text:style-name="T35">R</text:span><text:span text:style-name="T36">ESTful:</text:span></text:p>
      <text:p text:style-name="P23"><text:a xlink:type="simple" xlink:href="https://spring.io/guides/tutorials/rest/" text:style-name="Internet_20_link" text:visited-style-name="Visited_20_Internet_20_Link"><text:span text:style-name="T12">https://spring.io/guides/tutorials/rest/</text:span></text:a></text:p>
      <text:p text:style-name="P23"><text:a xlink:type="simple" xlink:href="https://medium.com/javarevisited/spring-restful-part-1-hibernate-2078b42f6022" text:style-name="Internet_20_link" text:visited-style-name="Visited_20_Internet_20_Link"><text:span text:style-name="T12">https://medium.com/javarevisited/spring-restful-part-1-hibernate-2078b42f602</text:span></text:a><text:a xlink:type="simple" xlink:href="https://medium.com/javarevisited/spring-restful-part-1-hibernate-2078b42f6022" text:style-name="Internet_20_link" text:visited-style-name="Visited_20_Internet_20_Link"><text:span text:style-name="T16">2</text:span></text:a></text:p>
      <text:p text:style-name="P23"><text:a xlink:type="simple" xlink:href="https://loiane.com/2019/01/crud-rest-api-using-spring-boot-2-hibernate-jpa-and-mysql/" text:style-name="Internet_20_link" text:visited-style-name="Visited_20_Internet_20_Link"><text:span text:style-name="T12">https://loiane.com/2019/01/crud-rest-api-using-spring-boot-2-hibernate-jpa-and-mysql/</text:span></text:a></text:p>
      <text:p text:style-name="P23"><text:a xlink:type="simple" xlink:href="https://blog.unosquare.com/how-to-rest-build-a-ful-api-ui-apps-easily" text:style-name="Internet_20_link" text:visited-style-name="Visited_20_Internet_20_Link"><text:span text:style-name="T12">https://blog.unosquare.com/how-to-rest-build-a-ful-api-ui-apps-easily</text:span></text:a></text:p>
      <text:p text:style-name="P4"><text:a xlink:type="simple" xlink:href="https://stackoverflow.com/questions/10302179/hyphen-underscore-or-camelcase-as-word-delimiter-in-uris" text:style-name="Internet_20_link" text:visited-style-name="Visited_20_Internet_20_Link">https://stackoverflow.com/questions/10302179/hyphen-underscore-or-camelcase-as-word-delimiter-in-uris</text:a></text:p>
      <text:p text:style-name="P8"><text:a xlink:type="simple" xlink:href="https://restfulapi.net/resource-naming/" text:style-name="Internet_20_link" text:visited-style-name="Visited_20_Internet_20_Link"><text:span text:style-name="T28">https://restfulapi.net/resource-naming/</text:span></text:a></text:p>
      <text:p text:style-name="P4"><text:a xlink:type="simple" xlink:href="https://www.baeldung.com/spring-boot-data-sql-and-schema-sql" text:style-name="Internet_20_link" text:visited-style-name="Visited_20_Internet_20_Link"/></text:p>
      <text:p text:style-name="P17">MySQL:</text:p>
      <text:p text:style-name="P23"><text:a xlink:type="simple" xlink:href="https://www.springboottutorial.com/spring-boot-with-mysql-and-oracle" text:style-name="Internet_20_link" text:visited-style-name="Visited_20_Internet_20_Link"><text:span text:style-name="T17">https://www.springboottutorial.com/spring-boot-with-mysql-and-oracle</text:span></text:a></text:p>
      <text:p text:style-name="P23"><text:a xlink:type="simple" xlink:href="https://www.codejava.net/frameworks/spring-boot/connect-to-mysql-database-examples" text:style-name="Internet_20_link" text:visited-style-name="Visited_20_Internet_20_Link"><text:span text:style-name="T12">https://www.codejava.net/frameworks/spring-boot/connect-to-mysql-database-examples</text:span></text:a></text:p>
      <text:p text:style-name="P23"><text:a xlink:type="simple" xlink:href="https://spring.io/guides/gs/accessing-data-mysql/" text:style-name="Internet_20_link" text:visited-style-name="Visited_20_Internet_20_Link"><text:span text:style-name="T12">https://spring.io/guides/gs/accessing-data-mysql/</text:span></text:a></text:p>
      <text:p text:style-name="P4"><text:a xlink:type="simple" xlink:href="https://stackoverflow.com/questions/12961133/supplying-a-database-with-a-java-jar-file" text:style-name="Internet_20_link" text:visited-style-name="Visited_20_Internet_20_Link"/></text:p>
      <text:p text:style-name="P17">H2 Embedded Database:</text:p>
      <text:p text:style-name="P4"><text:a xlink:type="simple" xlink:href="https://stackoverflow.com/questions/12961133/supplying-a-database-with-a-java-jar-file" text:style-name="Internet_20_link" text:visited-style-name="Visited_20_Internet_20_Link">https://stackoverflow.com/questions/12961133/supplying-a-database-with-a-java-jar-file</text:a></text:p>
      <text:p text:style-name="P4"><text:a xlink:type="simple" xlink:href="https://www.baeldung.com/spring-boot-data-sql-and-schema-sql" text:style-name="Internet_20_link" text:visited-style-name="Visited_20_Internet_20_Link">https://www.baeldung.com/spring-boot-data-sql-and-schema-sql</text:a></text:p>
      <text:p text:style-name="P4"><text:a xlink:type="simple" xlink:href="https://www.baeldung.com/h2-embedded-db-data-storage" text:style-name="Internet_20_link" text:visited-style-name="Visited_20_Internet_20_Link">https://www.baeldung.com/h2-embedded-db-data-storage</text:a></text:p>
      <text:p text:style-name="P4"><text:a xlink:type="simple" xlink:href="https://www.javacodegeeks.com/2018/08/restful-api-spring-rest-data-jpa-h2.html" text:style-name="Internet_20_link" text:visited-style-name="Visited_20_Internet_20_Link">https://www.javacodegeeks.com/2018/08/restful-api-spring-rest-data-jpa-h2.html</text:a></text:p>
      <text:p text:style-name="P4"><text:a xlink:type="simple" xlink:href="https://javabydeveloper.com/spring-boot-loading-initial-data/" text:style-name="Internet_20_link" text:visited-style-name="Visited_20_Internet_20_Link">https://javabydeveloper.com/spring-boot-loading-initial-data/</text:a></text:p>
      <text:p text:style-name="P9"/>
      <text:p text:style-name="P15">API Documentation/Swagger UI:</text:p>
      <text:p text:style-name="P14"><text:a xlink:type="simple" xlink:href="https://www.dariawan.com/tutorials/spring/documenting-spring-boot-rest-api-swagger/" text:style-name="Internet_20_link" text:visited-style-name="Visited_20_Internet_20_Link">https://www.dariawan.com/tutorials/spring/documenting-spring-boot-rest-api-swagger/</text:a></text:p>
      <text:p text:style-name="P14"><text:a xlink:type="simple" xlink:href="https://www.baeldung.com/java-swagger-api-description-deprecated" text:style-name="Internet_20_link" text:visited-style-name="Visited_20_Internet_20_Link">https://www.baeldung.com/java-swagger-api-description-deprecated</text:a></text:p>
      <text:p text:style-name="P4"><text:a xlink:type="simple" xlink:href="https://javabydeveloper.com/spring-boot-loading-initial-data/" text:style-name="Internet_20_link" text:visited-style-name="Visited_20_Internet_20_Link"/></text:p>
      <text:p text:style-name="P15">Artifact Creation:</text:p>
      <text:p text:style-name="P4"><text:a xlink:type="simple" xlink:href="https://www.baeldung.com/deployable-fat-jar-spring-boot" text:style-name="Internet_20_link" text:visited-style-name="Visited_20_Internet_20_Link">https://www.baeldung.com/deployable-fat-jar-spring-boot</text:a></text:p>
      <text:p text:style-name="P4"/>
      <text:p text:style-name="P16">Git:</text:p>
      <text:p text:style-name="P19"><text:a xlink:type="simple" xlink:href="https://ssodelta.wordpress.com/2014/05/06/how-to-connect-eclipse-to-github/" text:style-name="Internet_20_link" text:visited-style-name="Visited_20_Internet_20_Link">https://ssodelta.wordpress.com/2014/05/06/how-to-connect-eclipse-to-github/</text:a></text:p>
      <text:p text:style-name="P26"><text:span text:style-name="T23"/></text:p>
      <text:p text:style-name="P27"><text:span text:style-name="T23">Limitation </text:span><text:span text:style-name="T24">on URI format </text:span><text:span text:style-name="T25">due to</text:span><text:span text:style-name="T24"> Swagger UI</text:span><text:span text:style-name="T23">:</text:span></text:p>
      <text:p text:style-name="P4"><text:a xlink:type="simple" xlink:href="https://swagger.io/docs/specification/2-0/paths-and-operations/#operations" text:style-name="Internet_20_link" text:visited-style-name="Visited_20_Internet_20_Link">https://swagger.io/docs/specification/2-0/paths-and-operations/#operations</text:a></text:p>
      <text:p text:style-name="P7"/>
      <text:p text:style-name="P10">Domain Research:</text:p>
      <text:p text:style-name="P11"><text:a xlink:type="simple" xlink:href="https://www.imdb.com/search/name/" text:style-name="Internet_20_link" text:visited-style-name="Visited_20_Internet_20_Link">https://www.imdb.com/search/name/</text:a></text:p>
      <text:p text:style-name="P4"><text:a xlink:type="simple" xlink:href="https://en.wikipedia.org/wiki/Motion_picture_content_rating_system" text:style-name="Internet_20_link" text:visited-style-name="Visited_20_Internet_20_Link">https://en.wikipedia.org/wiki/Motion_picture_content_rating_system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5d4195" officeooo:paragraph-rsid="005d4195"/>
    </style:style>
    <style:style style:name="MT1" style:family="text">
      <style:text-properties fo:font-weight="bold" style:font-weight-asian="bold" style:font-weight-complex="bold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thor:</text:span> Johnathan Smith<text:tab/><text:tab/> <text:a xlink:type="simple" xlink:href="https://github.com/johnathanleif/" text:style-name="Internet_20_link" text:visited-style-name="Visited_20_Internet_20_Link">https://github.com/johnathanleif/</text:a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08T13:20:10.811000000</meta:creation-date>
    <dc:date>2021-10-15T00:03:39.903000000</dc:date>
    <meta:editing-duration>P1DT26M42S</meta:editing-duration>
    <meta:editing-cycles>48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70" meta:word-count="396" meta:character-count="4071" meta:non-whitespace-character-count="3758"/>
  </office:meta>
</office:document-meta>
</file>